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OpenSymbol2" svg:font-family="OpenSymbol" style:font-adornments="Regular" style:font-pitch="variable" style:font-charset="x-symbol"/>
    <style:font-face style:name="Liberation Mono" svg:font-family="'Liberation Mono'" style:font-family-generic="modern" style:font-pitch="fixed"/>
    <style:font-face style:name="Lato Medium" svg:font-family="'Lato Medium'" style:font-pitch="variable"/>
    <style:font-face style:name="Lato Semibold" svg:font-family="'Lato Semibold'" style:font-pitch="variable"/>
    <style:font-face style:name="Lato Thin" svg:font-family="'Lato Thi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3" svg:font-family="OpenSymbol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>
      <style:paragraph-properties fo:text-align="center" style:justify-single-word="false" style:writing-mode="lr-tb"/>
    </style:style>
    <style:style style:name="P3" style:family="paragraph" style:parent-style-name="Standard">
      <style:paragraph-properties fo:margin-top="0cm" fo:margin-bottom="0.101cm" loext:contextual-spacing="false" fo:text-align="start" style:justify-single-word="false" style:writing-mode="lr-tb"/>
    </style:style>
    <style:style style:name="P4" style:family="paragraph" style:parent-style-name="Standard">
      <style:paragraph-properties fo:margin-left="1.251cm" fo:margin-right="0cm" fo:text-align="start" style:justify-single-word="false" fo:text-indent="0cm" style:auto-text-indent="false" style:writing-mode="lr-tb"/>
    </style:style>
    <style:style style:name="P5" style:family="paragraph" style:parent-style-name="Standard">
      <style:paragraph-properties fo:margin-top="0.101cm" fo:margin-bottom="0cm" loext:contextual-spacing="false" fo:text-align="start" style:justify-single-word="false" style:writing-mode="lr-tb"/>
    </style:style>
    <style:style style:name="P6" style:family="paragraph" style:parent-style-name="Title">
      <style:paragraph-properties fo:margin-top="0.423cm" fo:margin-bottom="0.212cm" loext:contextual-spacing="false" style:writing-mode="lr-tb"/>
    </style:style>
    <style:style style:name="P7" style:family="paragraph" style:parent-style-name="Heading_20_2" style:list-style-name="WWNum1">
      <style:paragraph-properties fo:text-align="start" style:justify-single-word="false" style:writing-mode="lr-tb"/>
    </style:style>
    <style:style style:name="P8" style:family="paragraph" style:parent-style-name="Heading_20_2" style:list-style-name="WWNum1">
      <style:paragraph-properties fo:text-align="start" style:justify-single-word="false" style:writing-mode="lr-tb"/>
      <style:text-properties officeooo:paragraph-rsid="000a33fc"/>
    </style:style>
    <style:style style:name="P9" style:family="paragraph" style:parent-style-name="Standard" style:master-page-name="Standard">
      <style:paragraph-properties style:page-number="auto"/>
    </style:style>
    <style:style style:name="P10" style:family="paragraph" style:parent-style-name="Standard" style:list-style-name="WWNum2">
      <style:paragraph-properties fo:margin-top="0cm" fo:margin-bottom="0.101cm" loext:contextual-spacing="false" fo:text-align="start" style:justify-single-word="false" style:writing-mode="lr-tb"/>
    </style:style>
    <style:style style:name="P11" style:family="paragraph" style:parent-style-name="Standard" style:list-style-name="L1">
      <style:paragraph-properties fo:text-align="start" style:justify-single-word="false" style:writing-mode="lr-tb"/>
    </style:style>
    <style:style style:name="P12" style:family="paragraph" style:parent-style-name="Standard" style:list-style-name="WWNum3">
      <style:paragraph-properties fo:text-align="start" style:justify-single-word="false" style:writing-mode="lr-tb"/>
    </style:style>
    <style:style style:name="P13" style:family="paragraph" style:parent-style-name="Standard" style:list-style-name="WWNum4">
      <style:paragraph-properties fo:text-align="start" style:justify-single-word="false" style:writing-mode="lr-tb"/>
    </style:style>
    <style:style style:name="P14" style:family="paragraph" style:parent-style-name="Standard" style:list-style-name="WWNum5">
      <style:paragraph-properties fo:text-align="start" style:justify-single-word="false" style:writing-mode="lr-tb"/>
    </style:style>
    <style:style style:name="P15" style:family="paragraph" style:parent-style-name="Standard" style:list-style-name="WWNum6">
      <style:paragraph-properties fo:text-align="start" style:justify-single-word="false" style:writing-mode="lr-tb"/>
    </style:style>
    <style:style style:name="P16" style:family="paragraph" style:parent-style-name="Standard" style:list-style-name="WWNum7">
      <style:paragraph-properties fo:text-align="start" style:justify-single-word="false" style:writing-mode="lr-tb"/>
    </style:style>
    <style:style style:name="P17" style:family="paragraph" style:parent-style-name="Standard" style:list-style-name="WWNum7">
      <style:paragraph-properties fo:text-align="start" style:justify-single-word="false" style:writing-mode="lr-tb"/>
      <style:text-properties officeooo:paragraph-rsid="000b194e"/>
    </style:style>
    <style:style style:name="P18" style:family="paragraph" style:parent-style-name="Standard" style:list-style-name="WWNum8">
      <style:paragraph-properties fo:text-align="start" style:justify-single-word="false" style:writing-mode="lr-tb"/>
    </style:style>
    <style:style style:name="P19" style:family="paragraph" style:parent-style-name="Standard" style:list-style-name="WWNum8">
      <style:paragraph-properties fo:text-align="start" style:justify-single-word="false" style:writing-mode="lr-tb"/>
      <style:text-properties officeooo:paragraph-rsid="000b194e"/>
    </style:style>
    <style:style style:name="P20" style:family="paragraph" style:parent-style-name="Standard" style:list-style-name="WWNum9">
      <style:paragraph-properties fo:text-align="start" style:justify-single-word="false" style:writing-mode="lr-tb"/>
    </style:style>
    <style:style style:name="P21" style:family="paragraph" style:parent-style-name="Standard" style:list-style-name="WWNum9">
      <style:paragraph-properties fo:text-align="start" style:justify-single-word="false" style:writing-mode="lr-tb"/>
      <style:text-properties officeooo:paragraph-rsid="000b194e"/>
    </style:style>
    <style:style style:name="P22" style:family="paragraph" style:parent-style-name="Standard" style:list-style-name="WWNum10">
      <style:paragraph-properties fo:text-align="start" style:justify-single-word="false" style:writing-mode="lr-tb"/>
    </style:style>
    <style:style style:name="P23" style:family="paragraph" style:parent-style-name="Text_20_body">
      <style:paragraph-properties fo:margin-top="0cm" fo:margin-bottom="0cm" loext:contextual-spacing="false" fo:text-align="start" style:justify-single-word="false" style:writing-mode="lr-tb"/>
      <style:text-properties officeooo:rsid="000dbff6" officeooo:paragraph-rsid="000dbff6"/>
    </style:style>
    <style:style style:name="P24" style:family="paragraph" style:parent-style-name="Text_20_body" style:list-style-name="L2">
      <style:paragraph-properties fo:margin-top="0cm" fo:margin-bottom="0cm" loext:contextual-spacing="false" fo:text-align="start" style:justify-single-word="false" style:writing-mode="lr-tb"/>
      <style:text-properties officeooo:rsid="000dbff6" officeooo:paragraph-rsid="000dbff6"/>
    </style:style>
    <style:style style:name="P25" style:family="paragraph" style:parent-style-name="Text_20_body" style:list-style-name="L3">
      <style:paragraph-properties fo:margin-top="0cm" fo:margin-bottom="0cm" loext:contextual-spacing="false" fo:text-align="start" style:justify-single-word="false" style:writing-mode="lr-tb"/>
      <style:text-properties officeooo:rsid="000dbff6" officeooo:paragraph-rsid="000e74d9"/>
    </style:style>
    <style:style style:name="P26" style:family="paragraph" style:parent-style-name="Text_20_body" style:list-style-name="L3">
      <style:paragraph-properties fo:margin-top="0cm" fo:margin-bottom="0cm" loext:contextual-spacing="false" fo:text-align="start" style:justify-single-word="false" style:writing-mode="lr-tb"/>
      <style:text-properties officeooo:rsid="000dbff6" officeooo:paragraph-rsid="000dbff6"/>
    </style:style>
    <style:style style:name="P27" style:family="paragraph" style:parent-style-name="Text_20_body" style:list-style-name="L2">
      <style:paragraph-properties fo:margin-top="0cm" fo:margin-bottom="0cm" loext:contextual-spacing="false" fo:text-align="start" style:justify-single-word="false" style:writing-mode="lr-tb"/>
      <style:text-properties officeooo:paragraph-rsid="000dbff6"/>
    </style:style>
    <style:style style:name="P28" style:family="paragraph" style:parent-style-name="Text_20_body" style:list-style-name="L2">
      <style:paragraph-properties fo:margin-top="0cm" fo:margin-bottom="0cm" loext:contextual-spacing="false" fo:text-align="start" style:justify-single-word="false" style:writing-mode="lr-tb"/>
      <style:text-properties officeooo:paragraph-rsid="000e74d9"/>
    </style:style>
    <style:style style:name="P29" style:family="paragraph" style:parent-style-name="Text_20_body" style:list-style-name="L3">
      <style:paragraph-properties fo:margin-top="0cm" fo:margin-bottom="0cm" loext:contextual-spacing="false" fo:text-align="start" style:justify-single-word="false" style:writing-mode="lr-tb"/>
      <style:text-properties officeooo:paragraph-rsid="000e74d9"/>
    </style:style>
    <style:style style:name="P30" style:family="paragraph" style:parent-style-name="Text_20_body" style:list-style-name="L2">
      <style:paragraph-properties fo:margin-top="0cm" fo:margin-bottom="0cm" loext:contextual-spacing="false" fo:text-align="start" style:justify-single-word="false" style:writing-mode="lr-tb"/>
      <style:text-properties officeooo:rsid="000e74d9" officeooo:paragraph-rsid="000e74d9"/>
    </style:style>
    <style:style style:name="P31" style:family="paragraph" style:parent-style-name="Text_20_body">
      <style:paragraph-properties fo:margin-top="0cm" fo:margin-bottom="0cm" loext:contextual-spacing="false" fo:text-align="start" style:justify-single-word="false" style:writing-mode="lr-tb"/>
      <style:text-properties officeooo:rsid="000e74d9" officeooo:paragraph-rsid="000e74d9"/>
    </style:style>
    <style:style style:name="P32" style:family="paragraph" style:parent-style-name="Text_20_body" style:list-style-name="L3">
      <style:paragraph-properties fo:margin-top="0cm" fo:margin-bottom="0cm" loext:contextual-spacing="false" fo:text-align="start" style:justify-single-word="false" style:writing-mode="lr-tb"/>
      <style:text-properties officeooo:rsid="000e74d9" officeooo:paragraph-rsid="000e74d9"/>
    </style:style>
    <style:style style:name="P33" style:family="paragraph" style:parent-style-name="Text_20_body" style:list-style-name="L3">
      <style:paragraph-properties fo:margin-top="0cm" fo:margin-bottom="0cm" loext:contextual-spacing="false" fo:text-align="start" style:justify-single-word="false" style:writing-mode="lr-tb"/>
      <style:text-properties officeooo:rsid="000eac7a" officeooo:paragraph-rsid="000eac7a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a33fc" style:font-weight-asian="bold" style:font-weight-complex="bold"/>
    </style:style>
    <style:style style:name="T4" style:family="text">
      <style:text-properties fo:font-weight="bold" officeooo:rsid="000b194e" style:font-weight-asian="bold" style:font-weight-complex="bold"/>
    </style:style>
    <style:style style:name="T5" style:family="text">
      <style:text-properties style:use-window-font-color="true" style:font-name="Liberation Sans" fo:font-size="16pt" fo:language="de" fo:country="DE" fo:font-weight="bold" officeooo:rsid="00088d27" style:letter-kerning="true" style:font-name-asian="Noto Sans CJK SC" style:font-size-asian="16pt" style:language-asian="zh" style:country-asian="CN" style:font-weight-asian="bold" style:font-name-complex="Lohit Devanagari" style:font-size-complex="16pt" style:language-complex="hi" style:country-complex="IN" style:font-weight-complex="bold"/>
    </style:style>
    <style:style style:name="T6" style:family="text">
      <style:text-properties style:use-window-font-color="true" style:font-name="Liberation Sans" fo:font-size="16pt" fo:language="de" fo:country="DE" fo:font-weight="bold" officeooo:rsid="000a33fc" style:letter-kerning="true" style:font-name-asian="Noto Sans CJK SC" style:font-size-asian="16pt" style:language-asian="zh" style:country-asian="CN" style:font-weight-asian="bold" style:font-name-complex="Lohit Devanagari" style:font-size-complex="16pt" style:language-complex="hi" style:country-complex="IN" style:font-weight-complex="bold"/>
    </style:style>
    <style:style style:name="T7" style:family="text">
      <style:text-properties style:use-window-font-color="true" style:font-name="Liberation Sans" fo:font-size="16pt" fo:language="de" fo:country="DE" fo:font-weight="bold" officeooo:rsid="000b194e" style:letter-kerning="true" style:font-name-asian="Noto Sans CJK SC" style:font-size-asian="16pt" style:language-asian="zh" style:country-asian="CN" style:font-weight-asian="bold" style:font-name-complex="Lohit Devanagari" style:font-size-complex="16pt" style:language-complex="hi" style:country-complex="IN" style:font-weight-complex="bold"/>
    </style:style>
    <style:style style:name="T8" style:family="text">
      <style:text-properties style:use-window-font-color="true" style:font-name="Liberation Serif" fo:font-size="12pt" fo:language="de" fo:country="DE" fo:font-weight="bold" style:letter-kerning="true" style:font-name-asian="Noto Serif CJK SC" style:font-size-asian="12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9" style:family="text">
      <style:text-properties style:use-window-font-color="true" style:font-name="Liberation Serif" fo:font-size="12pt" fo:language="de" fo:country="DE" fo:font-weight="bold" officeooo:rsid="000a33fc" style:letter-kerning="true" style:font-name-asian="Noto Serif CJK SC" style:font-size-asian="12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10" style:family="text">
      <style:text-properties style:use-window-font-color="true" style:font-name="Liberation Serif" fo:font-size="12pt" fo:language="de" fo:country="DE" fo:font-weight="bold" officeooo:rsid="000b194e" style:letter-kerning="true" style:font-name-asian="Noto Serif CJK SC" style:font-size-asian="12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11" style:family="text">
      <style:text-properties style:use-window-font-color="true" style:font-name="Liberation Serif" fo:font-size="12pt" fo:language="de" fo:country="DE" fo:font-weight="bold" officeooo:rsid="000e74d9" style:letter-kerning="true" style:font-name-asian="Noto Serif CJK SC" style:font-size-asian="12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12" style:family="text">
      <style:text-properties style:use-window-font-color="true" style:font-name="Liberation Serif" fo:font-size="12pt" fo:language="de" fo:country="DE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13" style:family="text">
      <style:text-properties style:use-window-font-color="true" style:font-name="Liberation Serif" fo:font-size="12pt" fo:language="de" fo:country="DE" officeooo:rsid="000a33fc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14" style:family="text">
      <style:text-properties style:use-window-font-color="true" style:font-name="Liberation Serif" fo:font-size="12pt" fo:language="de" fo:country="DE" officeooo:rsid="000b194e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15" style:family="text">
      <style:text-properties style:use-window-font-color="true" style:font-name="Liberation Serif" fo:font-size="12pt" fo:language="de" fo:country="DE" officeooo:rsid="000cfa88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16" style:family="text">
      <style:text-properties style:use-window-font-color="true" style:font-name="Liberation Serif" fo:font-size="12pt" fo:language="de" fo:country="DE" officeooo:rsid="000dbff6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17" style:family="text">
      <style:text-properties style:use-window-font-color="true" style:font-name="Liberation Serif" fo:font-size="12pt" fo:language="de" fo:country="DE" officeooo:rsid="000e74d9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18" style:family="text">
      <style:text-properties style:use-window-font-color="true" style:font-name="Liberation Serif" fo:font-size="12pt" fo:language="de" fo:country="DE" fo:font-weight="normal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9" style:family="text">
      <style:text-properties style:use-window-font-color="true" style:font-name="Liberation Serif" fo:font-size="12pt" fo:language="de" fo:country="DE" fo:font-weight="normal" officeooo:rsid="000b194e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20" style:family="text">
      <style:text-properties style:use-window-font-color="true" style:font-name="Liberation Serif" fo:font-size="12pt" fo:language="de" fo:country="DE" fo:font-weight="normal" officeooo:rsid="000e74d9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21" style:family="text">
      <style:text-properties style:use-window-font-color="true" style:font-name="Liberation Serif" fo:font-size="12pt" fo:language="de" fo:country="DE" fo:font-weight="normal" officeooo:rsid="000dbff6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22" style:family="text">
      <style:text-properties style:use-window-font-color="true" style:font-name="Lato Medium" fo:font-size="12pt" fo:language="de" fo:country="DE" fo:font-weight="normal" officeooo:rsid="000e74d9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23" style:family="text">
      <style:text-properties officeooo:rsid="000a33fc"/>
    </style:style>
    <style:style style:name="T24" style:family="text">
      <style:text-properties officeooo:rsid="000b194e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0b194e" style:font-weight-asian="normal" style:font-weight-complex="normal"/>
    </style:style>
    <style:style style:name="T27" style:family="text">
      <style:text-properties officeooo:rsid="000cfa88"/>
    </style:style>
    <style:style style:name="T28" style:family="text">
      <style:text-properties officeooo:rsid="000dbff6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9"/>
        <text:p text:style-name="P6"><text:span text:style-name="T5">Ontologische Diagramme</text:span><text:span text:style-name="T1">. <text:line-break/></text:span><text:span text:style-name="T6">Fluss</text:span><text:span text:style-name="T1">modell und </text:span><text:span text:style-name="T6">Fluss</text:span><text:span text:style-name="T1">analyse</text:span></text:p>
        <text:p text:style-name="P2">Olga Eckardt, Wilo SE, Dortmund Deutschland</text:p>
        <text:list xml:id="list3308402951" text:style-name="WWNum1">
          <text:list-item>
            <text:list>
              <text:list-item>
                <text:h text:style-name="P7" text:outline-level="2">Definition</text:h>
              </text:list-item>
            </text:list>
          </text:list-item>
        </text:list>
        <text:list xml:id="list3901128635" text:style-name="WWNum2">
          <text:list-item>
            <text:p text:style-name="P10">In Anlehnung an die Übersetzung der Definition aus dem S<text:span text:style-name="T23">o</text:span>u<text:span text:style-name="T23">c</text:span>hkov-Glossar wird die <text:span text:style-name="T2">Fluss</text:span><text:span text:style-name="T3">­</text:span><text:span text:style-name="T2">analyse </text:span>definiert als „<text:span text:style-name="T23">e</text:span>ine analytische Methode und ein Werkzeug, das <text:span text:style-name="T9">Unzulänglichkeiten </text:span>im Fluss von Energie, <text:span text:style-name="T13">Stoff</text:span> und Information in einem technischen System <text:span text:style-name="T2">identifiziert</text:span>.“</text:p>
          </text:list-item>
          <text:list-item>
            <text:p text:style-name="P10"><text:span text:style-name="T13">Ein Fluss </text:span>ist die gerichtete Bewegung von <text:span text:style-name="T23">stofflichen </text:span>Masseteilchen im Raum, sowie die gerichtete Bewegung von Energie oder Information. <text:span text:style-name="T13">Ein Fluss </text:span>hat zwei Eigenschaften: die Eigenschaften <text:span text:style-name="T13">des Stoffs</text:span>, aus <text:span text:style-name="T13">dem der Fluss </text:span>besteht, und die Eigenschaften des Feldes, das durch die gerichtete Bewegung der <text:span text:style-name="T13">Stoff</text:span>teilchen gebildet wird.</text:p>
          </text:list-item>
          <text:list-item>
            <text:p text:style-name="P10">Yuri Lebedev fügt hinzu, dass stationäre Komponenten im Raum lokalisiert sind.</text:p>
          </text:list-item>
        </text:list>
        <text:p text:style-name="P3">Der Aufbau <text:span text:style-name="T13">einer </text:span>Onto<text:span text:style-name="T23">logiek</text:span>arte ermöglicht eine genauere Definition der Flussanalyse sowie des <text:span text:style-name="T23">Modells eines </text:span>Fluss<text:span text:style-name="T13">es </text:span>in der Flussanalyse. Darüber hinaus <text:span text:style-name="T13">ist </text:span>die Beziehung der Flussanalyse zur Funktionsanalyse sowie zu anderen TRIZ-Konzepten <text:span text:style-name="T13">zu berücksichtigen</text:span>.</text:p>
        <text:p text:style-name="P3"><text:span text:style-name="T13">Mit diesem Ziel </text:span>wurden zwei Haupt-Ontologiekarten konstruiert, eine Ontologiekarte der "Flussanalyse" und <text:span text:style-name="T13">eine </text:span>zweite Ontologiekarte des "<text:span text:style-name="T23">Modells eines </text:span>Fluss<text:span text:style-name="T13">es</text:span>", <text:span text:style-name="T13">was unten genauer entwickelt wird</text:span>.</text:p>
        <text:list xml:id="list122917099585668" text:continue-list="list3308402951" text:style-name="WWNum1">
          <text:list-item>
            <text:list>
              <text:list-item>
                <text:h text:style-name="P8" text:outline-level="2"><text:span text:style-name="T23">Es wurde eine </text:span>Vorlage für <text:span text:style-name="T23">die B</text:span>eschreibung <text:span text:style-name="T23">des </text:span>Werkzeug<text:span text:style-name="T23">s</text:span> entwickelt</text:h>
              </text:list-item>
            </text:list>
          </text:list-item>
        </text:list>
        <text:list xml:id="list159973144" text:style-name="L1">
          <text:list-item>
            <text:p text:style-name="P11">Zielsetzung;</text:p>
          </text:list-item>
          <text:list-item>
            <text:p text:style-name="P11">Modelle;</text:p>
          </text:list-item>
          <text:list-item>
            <text:p text:style-name="P11">Regeln für den <text:span text:style-name="T23">Aufbau des </text:span>Modell<text:span text:style-name="T13">s</text:span>;</text:p>
          </text:list-item>
          <text:list-item>
            <text:p text:style-name="P11"><text:span text:style-name="T23">Regeln für die </text:span>Modell<text:span text:style-name="T13">umformungen</text:span>.</text:p>
          </text:list-item>
        </text:list>
        <text:list xml:id="list122915805434841" text:continue-list="list122917099585668" text:style-name="WWNum1">
          <text:list-item>
            <text:list>
              <text:list-item>
                <text:h text:style-name="P7" text:outline-level="2"><text:span text:style-name="T23">M</text:span>odell <text:span text:style-name="T23">eines Flusses</text:span></text:h>
              </text:list-item>
            </text:list>
          </text:list-item>
        </text:list>
        <text:list xml:id="list3119318531" text:style-name="WWNum3">
          <text:list-item>
            <text:p text:style-name="P12">statische <text:span text:style-name="T13">Komponenten</text:span></text:p>
            <text:list>
              <text:list-item>
                <text:p text:style-name="P12">Auf der Grundlage des Modells <text:span text:style-name="T13">eines </text:span>funktional <text:span text:style-name="T23">vollständig</text:span>en <text:span text:style-name="T23">S</text:span>ystems werden 4 Arten von statischen Komponenten des Funktionsmodells <text:span text:style-name="T13">herausgearbeitet</text:span>, die notwendigerweise jeden im System verl<text:span text:style-name="T23">aufenden Fluss</text:span> begleiten:</text:p>
              </text:list-item>
            </text:list>
          </text:list-item>
        </text:list>
        <text:p text:style-name="P4">1. Quelle,</text:p>
        <text:p text:style-name="P4">2. Kanal,</text:p>
        <text:p text:style-name="P4">3. Empfänger,</text:p>
        <text:p text:style-name="P4">4. S<text:span text:style-name="T23">teuerungss</text:span>ystem</text:p>
        <text:list xml:id="list4060365988" text:style-name="WWNum4">
          <text:list-item>
            <text:p text:style-name="P13">eine Art, das <text:span text:style-name="T23">Modell des </text:span>Fluss<text:span text:style-name="T13">es </text:span>zu beschreiben, meist grafisch.</text:p>
          </text:list-item>
          <text:list-item>
            <text:p text:style-name="P13">statische <text:span text:style-name="T23">K</text:span>omponenten <text:span text:style-name="T23">des Flusses</text:span></text:p>
          </text:list-item>
          <text:list-item>
            <text:p text:style-name="P13"><text:span text:style-name="T23">E</text:span>igenschaften <text:span text:style-name="T23">des Flusses </text:span>in der <text:span text:style-name="T13">Fluss</text:span>analyse</text:p>
          </text:list-item>
          <text:list-item>
            <text:p text:style-name="P13"><text:span text:style-name="T23">I</text:span>nhalt <text:span text:style-name="T23">des Flusses</text:span></text:p>
          </text:list-item>
          <text:list-item>
            <text:p text:style-name="P13">Funktionalität → <text:span text:style-name="T23">N</text:span>utzen <text:span text:style-name="T23">des Flusses</text:span></text:p>
          </text:list-item>
          <text:list-item>
            <text:p text:style-name="P13">andere Merkmale</text:p>
          </text:list-item>
          <text:list-item>
            <text:p text:style-name="P13"><text:span text:style-name="T23">E</text:span>igenschaften <text:span text:style-name="T23">des Flusses</text:span></text:p>
          </text:list-item>
        </text:list>
        <text:list xml:id="list997439321" text:style-name="WWNum5">
          <text:list-item>
            <text:list>
              <text:list-item>
                <text:p text:style-name="P14">Aus allen <text:span text:style-name="T23">Varianten </text:span>der <text:span text:style-name="T23">K</text:span>lassifizierung <text:span text:style-name="T23">von Flüssen </text:span>w<text:span text:style-name="T23">u</text:span>rden die <text:span text:style-name="T13">grundlegenden </text:span>ausgewählt, die <text:span text:style-name="T23">praktisch </text:span>auf jeden <text:span text:style-name="T23">F</text:span>luss zutreffen.</text:p>
              </text:list-item>
              <text:list-item>
                <text:p text:style-name="P14">Zusätzlich kann <text:span text:style-name="T13">ein Fluss </text:span>durch eine Vielzahl von Sekundärmerkmalen charakterisiert werden, die <text:span text:style-name="T13">in Abhängigkeit vom </text:span>beschriebene<text:span text:style-name="T23">n</text:span> <text:span text:style-name="T13">Flusses </text:span>ausgewählt werden.</text:p>
              </text:list-item>
            </text:list>
          </text:list-item>
        </text:list>
        <text:list xml:id="list122917021544990" text:continue-list="list122915805434841" text:style-name="WWNum1">
          <text:list-item>
            <text:list>
              <text:list-item>
                <text:h text:style-name="P7" text:outline-level="2"><text:soft-page-break/>N<text:span text:style-name="T23">ü</text:span>tz<text:span text:style-name="T23">licher F</text:span>luss mit Nachteilen (Diagramm <text:span text:style-name="T24">Folie 10</text:span>)</text:h>
              </text:list-item>
              <text:list-item>
                <text:h text:style-name="P7" text:outline-level="2">Flussanalyse, Ziele</text:h>
              </text:list-item>
            </text:list>
          </text:list-item>
        </text:list>
        <text:p text:style-name="P1">Zu den Zielen der Flussanalyse gehören:</text:p>
        <text:list xml:id="list1270241204" text:style-name="WWNum6">
          <text:list-item>
            <text:p text:style-name="P15">Erstens ist sie deskriptiv, d.h. <text:span text:style-name="T24">Beschreibung von </text:span>Beziehungen her und <text:span text:style-name="T24">Suche nach </text:span>Ressourcen.</text:p>
          </text:list-item>
          <text:list-item>
            <text:p text:style-name="P15">Zweitens <text:span text:style-name="T24">dient sie der </text:span>Überprüfung <text:span text:style-name="T14">von Flüssen </text:span>auf Übereinstimmung <text:span text:style-name="T24">mit den Anforderungen </text:span><text:span text:style-name="T14">der </text:span>Identifizierung von nützlichen, schädlichen und parasitären Flüssen <text:span text:style-name="T14">sowie </text:span>deren <text:span text:style-name="T14">Veränderung.</text:span></text:p>
          </text:list-item>
        </text:list>
        <text:p text:style-name="P5">Hier <text:span text:style-name="T24">(Folie 11) </text:span>können wir sehen, wie die Ontologiekarte das Verständnis de<text:span text:style-name="T24">r</text:span> Zweck<text:span text:style-name="T24">e </text:span>der Flussanalyse verändert, indem sie von der Suche nach Fehlern zu einem umfassenderen <text:span text:style-name="T14">Ziel </text:span>übergeht, bei dem die Suche nach Fehlern nur ein<text:span text:style-name="T24">e Teilaufgabe </text:span>ist.</text:p>
        <text:list xml:id="list122916482340171" text:continue-list="list122917021544990" text:style-name="WWNum1">
          <text:list-item>
            <text:list>
              <text:list-item>
                <text:h text:style-name="P7" text:outline-level="2">Regeln zur Durchführung der Flussanalyse</text:h>
              </text:list-item>
            </text:list>
          </text:list-item>
        </text:list>
        <text:p text:style-name="P1">Die Regeln für die Durchführung der Flussanalyse umfassen</text:p>
        <text:list xml:id="list1600000842" text:style-name="WWNum7">
          <text:list-item>
            <text:p text:style-name="P16">Regeln zur Bewertung des <text:span text:style-name="T24">Modells eines </text:span>Fluss<text:span text:style-name="T14">es</text:span>,</text:p>
          </text:list-item>
          <text:list-item>
            <text:p text:style-name="P17">die Regeln für <text:span text:style-name="T14">die Konstruktion des </text:span><text:span text:style-name="T24">Modells eines </text:span>Fluss<text:span text:style-name="T14">es </text:span>wie <text:span text:style-name="T14">er ist</text:span>,</text:p>
          </text:list-item>
          <text:list-item>
            <text:p text:style-name="P16">Regeln für die Anwendung von <text:span text:style-name="T24">Gesetzmäßigkeiten der Entwicklung von Flüssen </text:span>in technischen Systemen</text:p>
          </text:list-item>
          <text:list-item>
            <text:p text:style-name="P17">Regeln für <text:span text:style-name="T14">die Konstruktion des </text:span><text:span text:style-name="T24">Modells eines </text:span>Fluss<text:span text:style-name="T14">es </text:span>auf der Basis <text:span text:style-name="T14">nicht konformer Anforderungen</text:span>.</text:p>
          </text:list-item>
        </text:list>
        <text:p text:style-name="P5">Die Ergebnisse der Anwendung dieser Regeln sind</text:p>
        <text:list xml:id="list3834164462" text:style-name="WWNum8">
          <text:list-item>
            <text:p text:style-name="P18"><text:span text:style-name="T24">das M</text:span>odell <text:span text:style-name="T14">eines </text:span><text:span text:style-name="T24">Flusses, </text:span><text:span text:style-name="T2">wie </text:span><text:span text:style-name="T10">er ist</text:span></text:p>
          </text:list-item>
          <text:list-item>
            <text:p text:style-name="P19"><text:span text:style-name="T26">das M</text:span><text:span text:style-name="T25">odell </text:span><text:span text:style-name="T19">eines </text:span><text:span text:style-name="T26">Flusses, </text:span><text:span text:style-name="T2">wie e</text:span><text:span text:style-name="T4">r</text:span><text:span text:style-name="T2"> sein soll</text:span>,</text:p>
          </text:list-item>
          <text:list-item>
            <text:p text:style-name="P18">eine Liste von Problemen und Widersprüchen, die es zu lösen gilt.</text:p>
          </text:list-item>
        </text:list>
        <text:list xml:id="list122916503215473" text:continue-list="list122916482340171" text:style-name="WWNum1">
          <text:list-item>
            <text:list>
              <text:list-item>
                <text:h text:style-name="P7" text:outline-level="2"><text:span text:style-name="T7">Vorgehensweisen </text:span>(2 Schemata)</text:h>
              </text:list-item>
            </text:list>
          </text:list-item>
        </text:list>
        <text:p text:style-name="P23">Positiver Effekt eines Flusses</text:p>
        <text:list xml:id="list1806401753" text:style-name="L2">
          <text:list-item>
            <text:p text:style-name="P24">Verbesserungen beim Nutzer</text:p>
            <text:list>
              <text:list-item>
                <text:p text:style-name="P27"><text:span text:style-name="T28">Vorherige Anreicherung </text:span><text:span text:style-name="T16">des Arbeitsbereichs</text:span></text:p>
              </text:list-item>
              <text:list-item>
                <text:p text:style-name="P24"><text:span text:style-name="T12">Umwandlung des Empfängers zur besseren Aufnahme des Flusses</text:span></text:p>
              </text:list-item>
            </text:list>
          </text:list-item>
          <text:list-item>
            <text:p text:style-name="P24"><text:span text:style-name="T12">Verbesserung der </text:span><text:span text:style-name="T8">Quelle</text:span></text:p>
            <text:list>
              <text:list-item>
                <text:p text:style-name="P24"><text:span text:style-name="T12">Verbesserung der relativen Charakteristiken des Flusses oder der Quelle</text:span></text:p>
              </text:list-item>
              <text:list-item>
                <text:p text:style-name="P24"><text:span text:style-name="T12">Modulation des Flusses (einschließlich Übergang zum Impulsbetrieb)</text:span></text:p>
              </text:list-item>
              <text:list-item>
                <text:p text:style-name="P30"><text:span text:style-name="T12">Zum Fluss weitere nützliche Eigenschaften hinzufügen</text:span></text:p>
              </text:list-item>
              <text:list-item>
                <text:p text:style-name="P30"><text:span text:style-name="T12">Gradienten ausnutzen</text:span></text:p>
              </text:list-item>
              <text:list-item>
                <text:p text:style-name="P30"><text:span text:style-name="T12">Wiederverwendung von Flüssen</text:span></text:p>
              </text:list-item>
              <text:list-item>
                <text:p text:style-name="P28"><text:span text:style-name="T17">Verwendung eines zusätzlichen Flusses, um die Wirkung zu verstärken</text:span></text:p>
              </text:list-item>
              <text:list-item>
                <text:p text:style-name="P30"><text:span text:style-name="T12">Resonanz ausnutzen</text:span></text:p>
              </text:list-item>
              <text:list-item>
                <text:p text:style-name="P30"><text:span text:style-name="T12">Intensität des Flusses durch Übergang zur Selbstregulierung verringern</text:span></text:p>
              </text:list-item>
            </text:list>
          </text:list-item>
          <text:list-item>
            <text:p text:style-name="P30"><text:span text:style-name="T12">Verbesserung des </text:span><text:span text:style-name="T8">Kanals</text:span><text:span text:style-name="T12"> des Flusses</text:span></text:p>
            <text:list>
              <text:list-item>
                <text:p text:style-name="P30"><text:span text:style-name="T12">Beseitigung von Flaschenhälsen</text:span></text:p>
              </text:list-item>
              <text:list-item>
                <text:p text:style-name="P30"><text:span text:style-name="T12">Beseitigung toter Zonen</text:span></text:p>
              </text:list-item>
              <text:list-item>
                <text:p text:style-name="P30"><text:span text:style-name="T12">Beseitigung „grauer Zonen“</text:span></text:p>
              </text:list-item>
              <text:list-item>
                <text:p text:style-name="P30"><text:span text:style-name="T12">Veränderung des Flussmediums (Träger des Flusses)</text:span></text:p>
              </text:list-item>
              <text:list-item>
                <text:p text:style-name="P30"><text:span text:style-name="T12">Fluss ins Obersystem auslagern</text:span></text:p>
              </text:list-item>
              <text:list-item>
                <text:p text:style-name="P30"><text:span text:style-name="T12">Die Zahl der Transformationen (Umarbeitungen) des Flusses verringern</text:span></text:p>
              </text:list-item>
              <text:list-item>
                <text:p text:style-name="P30"><text:span text:style-name="T12">Die Durchlässigkeit einzelner Teile des Kanals verbessern</text:span></text:p>
              </text:list-item>
              <text:list-item>
                <text:p text:style-name="P30"><text:soft-page-break/><text:span text:style-name="T12">Die Länge des Kanals verringern</text:span></text:p>
              </text:list-item>
              <text:list-item>
                <text:p text:style-name="P30"><text:span text:style-name="T12">Mehrere nützliche Flüsse in einem Kanal zusammenführen</text:span></text:p>
              </text:list-item>
            </text:list>
          </text:list-item>
        </text:list>
        <text:p text:style-name="P31"><text:span text:style-name="T12">Schädlicher Effekt eines Flusses</text:span></text:p>
        <text:list xml:id="list4200205481" text:style-name="L3">
          <text:list-item>
            <text:p text:style-name="P26"><text:span text:style-name="T12">Verbesserungen beim Nutzer</text:span></text:p>
            <text:list>
              <text:list-item>
                <text:p text:style-name="P25"><text:span text:style-name="T12">Vorherige Anreicherung des Arbeitsbereichs</text:span></text:p>
              </text:list-item>
              <text:list-item>
                <text:p text:style-name="P29"><text:span text:style-name="T16">Umwandlung des Empfängers zur </text:span><text:span text:style-name="T17">schlechteren </text:span><text:span text:style-name="T16">Aufnahme des Flusses</text:span></text:p>
              </text:list-item>
            </text:list>
          </text:list-item>
          <text:list-item>
            <text:p text:style-name="P25"><text:span text:style-name="T12">Verbesserung der </text:span><text:span text:style-name="T8">Quelle</text:span></text:p>
            <text:list>
              <text:list-item>
                <text:p text:style-name="P29"><text:span text:style-name="T20">Verschlechterung </text:span><text:span text:style-name="T21">der relativen Charakteristiken des Flusses</text:span></text:p>
              </text:list-item>
              <text:list-item>
                <text:p text:style-name="P32"><text:span text:style-name="T21">V</text:span><text:span text:style-name="T18">ermeidung des Flusses</text:span></text:p>
              </text:list-item>
              <text:list-item>
                <text:p text:style-name="P32"><text:span text:style-name="T18">Gradient ausnutzen</text:span></text:p>
              </text:list-item>
              <text:list-item>
                <text:p text:style-name="P32"><text:span text:style-name="T18">Fluss gleichmäßig in der Zeit verteilen</text:span></text:p>
              </text:list-item>
              <text:list-item>
                <text:p text:style-name="P32"><text:span text:style-name="T18">Schädlichen Fluss in nützlichen verwandeln</text:span></text:p>
              </text:list-item>
              <text:list-item>
                <text:p text:style-name="P32"><text:span text:style-name="T18">Zweiten Fluss zur Kompensation der schädlichen Wirkung des ersten Flusses nutzen</text:span></text:p>
              </text:list-item>
              <text:list-item>
                <text:p text:style-name="P32"><text:span text:style-name="T18">Fluss und Antifluss überlagern</text:span></text:p>
              </text:list-item>
              <text:list-item>
                <text:p text:style-name="P32"><text:span text:style-name="T18">Fluss durch Überlagerung mit sich selbst beseitigen</text:span></text:p>
              </text:list-item>
              <text:list-item>
                <text:p text:style-name="P32"><text:span text:style-name="T18">Resonanz beseitigen</text:span></text:p>
              </text:list-item>
            </text:list>
          </text:list-item>
          <text:list-item>
            <text:p text:style-name="P25"><text:span text:style-name="T22">Verbesserung des </text:span><text:span text:style-name="T11">Kanals </text:span><text:span text:style-name="T20">des Flusses</text:span></text:p>
            <text:list>
              <text:list-item>
                <text:p text:style-name="P33"><text:span text:style-name="T20">K</text:span><text:span text:style-name="T18">analisieren des Flusses</text:span></text:p>
              </text:list-item>
              <text:list-item>
                <text:p text:style-name="P33"><text:span text:style-name="T18">Flaschenhälse oder tote Zonen auf dem Weg des Flusses einrichten</text:span></text:p>
              </text:list-item>
              <text:list-item>
                <text:p text:style-name="P33"><text:span text:style-name="T18">Die Durchlässigkeit von Teilen des Kanals verringern</text:span></text:p>
              </text:list-item>
              <text:list-item>
                <text:p text:style-name="P33"><text:span text:style-name="T18">Den Kanal verlängern</text:span></text:p>
              </text:list-item>
            </text:list>
          </text:list-item>
        </text:list>
        <text:list xml:id="list122916865528056" text:continue-list="list122916503215473" text:style-name="WWNum1">
          <text:list-item>
            <text:list>
              <text:list-item>
                <text:h text:style-name="P7" text:outline-level="2">Einblicke</text:h>
              </text:list-item>
            </text:list>
          </text:list-item>
        </text:list>
        <text:list xml:id="list3287588419" text:style-name="WWNum9">
          <text:list-item>
            <text:p text:style-name="P20">Funktionalität → <text:span text:style-name="T24">N</text:span>utzen <text:span text:style-name="T24">des Flusses</text:span></text:p>
          </text:list-item>
          <text:list-item>
            <text:p text:style-name="P21">Grundlegende <text:span text:style-name="T24">und zusätzliche K</text:span>lassifizierungen <text:span text:style-name="T14">von Flüssen</text:span></text:p>
          </text:list-item>
          <text:list-item>
            <text:p text:style-name="P20"><text:span text:style-name="T14">Nützlicher Fluss </text:span>mit <text:span text:style-name="T14">Unzulänglichkeiten</text:span></text:p>
          </text:list-item>
          <text:list-item>
            <text:p text:style-name="P21">Regeln für die Anwendung von <text:span text:style-name="T24">Gesetzmäßigkeiten der Entwicklung von Flüssen </text:span>in technischen Systemen</text:p>
          </text:list-item>
          <text:list-item>
            <text:p text:style-name="P21"><text:span text:style-name="T26">M</text:span><text:span text:style-name="T25">odell </text:span><text:span text:style-name="T19">eines </text:span><text:span text:style-name="T26">Flusses</text:span><text:span text:style-name="T25">, </text:span><text:span text:style-name="T2">wie e</text:span><text:span text:style-name="T4">r</text:span><text:span text:style-name="T2"> sein soll</text:span></text:p>
          </text:list-item>
        </text:list>
        <text:p text:style-name="P5">Schlussfolgerungen</text:p>
        <text:list xml:id="list501632748" text:style-name="WWNum10">
          <text:list-item>
            <text:p text:style-name="P22">Die Konstruktion von Ontologie-Diagrammen ermöglicht es, Grauzonen und unformalisierte Teile des Wissens zu finden.</text:p>
          </text:list-item>
          <text:list-item>
            <text:p text:style-name="P22">Deutlicher sichtbare Verbindungen mit anderen Teilen des <text:span text:style-name="T24">TRIZ-</text:span>Wissens</text:p>
          </text:list-item>
          <text:list-item>
            <text:p text:style-name="P22">Die nächsten Schritte können sein: Beschreibung von Grauzonen, <text:span text:style-name="T27">von </text:span>verschiedene<text:span text:style-name="T27">n</text:span> <text:span text:style-name="T27">Regeln zur Konstruktion von </text:span>Modell<text:span text:style-name="T15">en</text:span>, Algorithmen und <text:span text:style-name="T27">einer</text:span> Matrix von <text:span text:style-name="T15">Vorgehensweisen </text:span>für den Übergang vom Modell (System), wie es ist, zum Modell (System), wie es sein soll.</text:p>
          </text:list-item>
        </text:list>
        <text:p text:style-name="P1"/>
        <text:p text:style-name="P1">Olga.Eckardt@wilo.com</text:p>
        <text:p text:style-name="P1">olga@wavefusion.de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OpenSymbol2" svg:font-family="OpenSymbol" style:font-adornments="Regular" style:font-pitch="variable" style:font-charset="x-symbol"/>
    <style:font-face style:name="Liberation Mono" svg:font-family="'Liberation Mono'" style:font-family-generic="modern" style:font-pitch="fixed"/>
    <style:font-face style:name="Lato Medium" svg:font-family="'Lato Medium'" style:font-pitch="variable"/>
    <style:font-face style:name="Lato Semibold" svg:font-family="'Lato Semibold'" style:font-pitch="variable"/>
    <style:font-face style:name="Lato Thin" svg:font-family="'Lato Thi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3" svg:font-family="OpenSymbol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de" fo:country="DE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3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3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3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3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3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3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3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3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3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3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OpenSymbol3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3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OpenSymbol3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3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OpenSymbol3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3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OpenSymbol3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3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3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3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3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3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3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3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OpenSymbol3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3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OpenSymbol3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3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OpenSymbol3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3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OpenSymbol3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3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OpenSymbol3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3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OpenSymbol3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3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2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2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2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ListLabel_20_11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2"/>
      </text:list-level-style-bullet>
      <text:list-level-style-bullet text:level="3" text:style-name="ListLabel_20_12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4" text:style-name="ListLabel_20_13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5" text:style-name="ListLabel_20_14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2"/>
      </text:list-level-style-bullet>
      <text:list-level-style-bullet text:level="6" text:style-name="ListLabel_20_15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7" text:style-name="ListLabel_20_16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8" text:style-name="ListLabel_20_17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2"/>
      </text:list-level-style-bullet>
      <text:list-level-style-bullet text:level="9" text:style-name="ListLabel_20_18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9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ListLabel_20_20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2"/>
      </text:list-level-style-bullet>
      <text:list-level-style-bullet text:level="3" text:style-name="ListLabel_20_21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4" text:style-name="ListLabel_20_22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5" text:style-name="ListLabel_20_23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2"/>
      </text:list-level-style-bullet>
      <text:list-level-style-bullet text:level="6" text:style-name="ListLabel_20_24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7" text:style-name="ListLabel_20_25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8" text:style-name="ListLabel_20_26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2"/>
      </text:list-level-style-bullet>
      <text:list-level-style-bullet text:level="9" text:style-name="ListLabel_20_27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8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ListLabel_20_29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2"/>
      </text:list-level-style-bullet>
      <text:list-level-style-bullet text:level="3" text:style-name="ListLabel_20_30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4" text:style-name="ListLabel_20_31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5" text:style-name="ListLabel_20_32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2"/>
      </text:list-level-style-bullet>
      <text:list-level-style-bullet text:level="6" text:style-name="ListLabel_20_33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7" text:style-name="ListLabel_20_34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8" text:style-name="ListLabel_20_35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2"/>
      </text:list-level-style-bullet>
      <text:list-level-style-bullet text:level="9" text:style-name="ListLabel_20_36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37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ListLabel_20_38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2"/>
      </text:list-level-style-bullet>
      <text:list-level-style-bullet text:level="3" text:style-name="ListLabel_20_39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4" text:style-name="ListLabel_20_40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5" text:style-name="ListLabel_20_41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2"/>
      </text:list-level-style-bullet>
      <text:list-level-style-bullet text:level="6" text:style-name="ListLabel_20_42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7" text:style-name="ListLabel_20_43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8" text:style-name="ListLabel_20_44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2"/>
      </text:list-level-style-bullet>
      <text:list-level-style-bullet text:level="9" text:style-name="ListLabel_20_45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46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ListLabel_20_47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2"/>
      </text:list-level-style-bullet>
      <text:list-level-style-bullet text:level="3" text:style-name="ListLabel_20_48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4" text:style-name="ListLabel_20_49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5" text:style-name="ListLabel_20_50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2"/>
      </text:list-level-style-bullet>
      <text:list-level-style-bullet text:level="6" text:style-name="ListLabel_20_51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7" text:style-name="ListLabel_20_52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8" text:style-name="ListLabel_20_53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2"/>
      </text:list-level-style-bullet>
      <text:list-level-style-bullet text:level="9" text:style-name="ListLabel_20_54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9T10:56:10</meta:creation-date>
    <dc:language>de-DE</dc:language>
    <dc:date>2021-01-29T12:29:15.487675492</dc:date>
    <meta:editing-cycles>5</meta:editing-cycles>
    <meta:editing-duration>PT5M19S</meta:editing-duration>
    <meta:generator>LibreOffice/6.4.6.2$Linux_X86_64 LibreOffice_project/40$Build-2</meta:generator>
    <meta:document-statistic meta:table-count="0" meta:image-count="0" meta:object-count="0" meta:page-count="3" meta:paragraph-count="100" meta:word-count="864" meta:character-count="6039" meta:non-whitespace-character-count="5349"/>
  </office:meta>
</office:document-meta>
</file>